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5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992.other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le-Based Translation as Constraint Resolution</text:p>
          </table:table-cell>
          <table:table-cell office:value-type="string" calcext:value-type="string">
            <text:p>Louisa Sadler</text:p>
          </table:table-cell>
          <table:table-cell office:value-type="string" calcext:value-type="string">
            <text:p>http://www.mt-archive.info/90/FGNLP-1992-Sadler.pd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tility of Massively Parallel Computing Platform in Natural Language Processing</text:p>
          </table:table-cell>
          <table:table-cell table:style-name="ce3" office:value-type="string" calcext:value-type="string">
            <text:p>Hiroaki Kitano</text:p>
          </table:table-cell>
          <table:table-cell office:value-type="string" calcext:value-type="string">
            <text:p>http://www.mt-archive.info/90/FGNLP-1992-Kitano.pdf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Workstation Substrate of the Pangloss Project</text:p>
          </table:table-cell>
          <table:table-cell office:value-type="string" calcext:value-type="string">
            <text:p>Sergei Nirenburg</text:p>
          </table:table-cell>
          <table:table-cell office:value-type="string" calcext:value-type="string">
            <text:p>http://www.mt-archive.info/90/FGNLP-1992-Nirenburg.pdf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nguistic Knowledge Acquisition from Corpora</text:p>
          </table:table-cell>
          <table:table-cell office:value-type="string" calcext:value-type="string">
            <text:p>Jun-ichi Tsujii and Sofia Ananiadou and Iris Arad and Satoshi Sekine</text:p>
          </table:table-cell>
          <table:table-cell office:value-type="string" calcext:value-type="string">
            <text:p>http://www.mt-archive.info/90/FGNLP-1992-Tsujii.pdf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me Rationales and Methodologies for Example-based Approach</text:p>
          </table:table-cell>
          <table:table-cell office:value-type="string" calcext:value-type="string">
            <text:p>Makoto Nagao</text:p>
          </table:table-cell>
          <table:table-cell office:value-type="string" calcext:value-type="string">
            <text:p>http://www.mt-archive.info/90/FGNLP-1992-Nagao.pdf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nsfer-Driven Machine Translation</text:p>
          </table:table-cell>
          <table:table-cell office:value-type="string" calcext:value-type="string">
            <text:p>Osamu Furuse and Hitoshi Iida</text:p>
          </table:table-cell>
          <table:table-cell office:value-type="string" calcext:value-type="string">
            <text:p>http://www.mt-archive.info/90/FGNLP-1992-Furuse.pdf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gging an Unfamiliar Text With Minimal Human Supervision</text:p>
          </table:table-cell>
          <table:table-cell table:style-name="ce3" office:value-type="string" calcext:value-type="string">
            <text:p>Eric Brill and Mitch Marcus</text:p>
          </table:table-cell>
          <table:table-cell office:value-type="string" calcext:value-type="string">
            <text:p>http://www.mt-archive.info/90/FGNLP-1992-Brill.pdf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://www.mt-archive.info/FGNLP-1992-participants.pdf" xlink:type="simple">List of participants</text:a></text:p>
          </table:table-cell>
          <table:table-cell/>
          <table:table-cell office:value-type="string" calcext:value-type="string">
            <text:p>http://www.mt-archive.info/FGNLP-1992-participants.pdf</text:p>
          </table:table-cell>
          <table:table-cell table:number-columns-repeated="1021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1992.other'.A1:'1992.other'.AMJ2 '1992.other'.A4:'1992.other'.AMJ7 '1992.other'.A3:'1992.other'.A3 '1992.other'.C3:'1992.other'.AMJ3 '1992.other'.A10:'1992.other'.AMJ1048576 '1992.other'.A8:'1992.other'.A8 '1992.other'.C8:'1992.other'.AMJ8 '1992.other'.B9:'1992.other'.AMJ9">
            <calcext:condition calcext:apply-style-name="Accent" calcext:value="duplicate" calcext:base-cell-address="'1992.other'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20T13:45:35.830851807</dc:date>
    <meta:editing-duration>PT8M58S</meta:editing-duration>
    <meta:editing-cycles>1</meta:editing-cycles>
    <meta:document-statistic meta:table-count="1" meta:cell-count="37" meta:object-count="0"/>
    <meta:generator>LibreOffice/6.0.7.3$Linux_X86_64 LibreOffice_project/00m0$Build-3</meta:generator>
  </office:meta>
</office:document-meta>
</file>